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Один из попугаев всегда говорит правду, другой всегда врёт, а третий — хитрец — иногда говорит правду, иногда врёт. На вопрос «Кеша кто?» они ответили:</text:p>
      <text:p text:style-name="Standard"/>
      <text:p text:style-name="Standard">Гоша: — Лжец.</text:p>
      <text:p text:style-name="Standard">Кеша: — Я хитрец!</text:p>
      <text:p text:style-name="Standard">Рома: — Абсолютно честный попугай.</text:p>
      <text:p text:style-name="Standard"/>
      <text:p text:style-name="Standard">Кто из попугаев лжец, а кто хитрец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20:39:27.473849533</meta:creation-date>
    <dc:date>2018-11-02T20:40:14.105277541</dc:date>
    <meta:editing-duration>PT47S</meta:editing-duration>
    <meta:editing-cycles>1</meta:editing-cycles>
    <meta:document-statistic meta:table-count="0" meta:image-count="0" meta:object-count="0" meta:page-count="1" meta:paragraph-count="5" meta:word-count="39" meta:character-count="250" meta:non-whitespace-character-count="211"/>
    <meta:generator>LibreOffice/6.0.5.2$Linux_X86_64 LibreOffice_project/00m0$Build-2</meta:generator>
  </office:meta>
</office:document-meta>
</file>